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urier" svg:font-family="Courier" style:font-family-generic="modern" style:font-pitch="fixed" svg:panose-1="2 7 4 9 2 2 5 2 4 4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>
      <style:text-properties fo:font-weight="bold" style:font-weight-asian="bold"/>
    </style:style>
    <style:style style:name="P3" style:parent-style-name="ListParagraph" style:list-style-name="LFO2" style:family="paragraph">
      <style:paragraph-properties fo:text-align="center"/>
    </style:style>
    <style:style style:name="P4" style:parent-style-name="ListParagraph" style:list-style-name="LFO2" style:family="paragraph">
      <style:paragraph-properties fo:text-align="center"/>
    </style:style>
    <style:style style:name="P5" style:parent-style-name="ListParagraph" style:list-style-name="LFO1" style:family="paragraph">
      <style:text-properties fo:font-weight="bold" style:font-weight-asian="bold"/>
    </style:style>
    <style:style style:name="P6" style:parent-style-name="ListParagraph" style:list-style-name="LFO1" style:family="paragraph">
      <style:text-properties fo:font-weight="bold" style:font-weight-asian="bold"/>
    </style:style>
    <style:style style:name="P7" style:parent-style-name="ListParagraph" style:list-style-name="LFO1" style:family="paragraph">
      <style:text-properties fo:font-weight="bold" style:font-weight-asian="bold"/>
    </style:style>
    <style:style style:name="P8" style:parent-style-name="ListParagraph" style:list-style-name="LFO1" style:family="paragraph">
      <style:text-properties fo:font-weight="bold" style:font-weight-asian="bold"/>
    </style:style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list-style-name="LFO3" style:family="paragraph"/>
    <style:style style:name="T12" style:parent-style-name="DefaultParagraphFont" style:family="text">
      <style:text-properties style:text-position="super 63.6%"/>
    </style:style>
    <style:style style:name="T13" style:parent-style-name="kw1" style:family="text">
      <style:text-properties style:font-name="Courier" fo:color="#0000DD" fo:font-size="9.5pt" style:font-size-asian="9.5pt" style:font-size-complex="9.5pt" fo:background-color="#FFFFFF"/>
    </style:style>
    <style:style style:name="T14" style:parent-style-name="apple-converted-space" style:family="text">
      <style:text-properties style:font-name="Courier" fo:color="#000000" fo:font-size="9.5pt" style:font-size-asian="9.5pt" style:font-size-complex="9.5pt" fo:background-color="#FFFFFF"/>
    </style:style>
    <style:style style:name="T15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T16" style:parent-style-name="apple-converted-space" style:family="text">
      <style:text-properties style:font-name="Courier" fo:color="#000000" fo:font-size="9.5pt" style:font-size-asian="9.5pt" style:font-size-complex="9.5pt" fo:background-color="#FFFFFF"/>
    </style:style>
    <style:style style:name="T17" style:parent-style-name="sy1" style:family="text">
      <style:text-properties style:font-name="Courier" fo:color="#000080" fo:font-size="9.5pt" style:font-size-asian="9.5pt" style:font-size-complex="9.5pt" fo:background-color="#FFFFFF"/>
    </style:style>
    <style:style style:name="T18" style:parent-style-name="apple-converted-space" style:family="text">
      <style:text-properties style:font-name="Courier" fo:color="#000000" fo:font-size="9.5pt" style:font-size-asian="9.5pt" style:font-size-complex="9.5pt" fo:background-color="#FFFFFF"/>
    </style:style>
    <style:style style:name="T19" style:parent-style-name="kw1039" style:family="text">
      <style:text-properties style:font-name="Courier" fo:color="#003080" fo:font-size="9.5pt" style:font-size-asian="9.5pt" style:font-size-complex="9.5pt" fo:background-color="#FFFFFF"/>
    </style:style>
    <style:style style:name="T20" style:parent-style-name="me2" style:family="text">
      <style:text-properties style:font-name="Courier" fo:color="#003080" fo:font-size="9.5pt" style:font-size-asian="9.5pt" style:font-size-complex="9.5pt" fo:background-color="#FFFFFF"/>
    </style:style>
    <style:style style:name="T21" style:parent-style-name="sy1" style:family="text">
      <style:text-properties style:font-name="Courier" fo:color="#000080" fo:font-size="9.5pt" style:font-size-asian="9.5pt" style:font-size-complex="9.5pt" fo:background-color="#FFFFFF"/>
    </style:style>
    <style:style style:name="T22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T23" style:parent-style-name="sy1" style:family="text">
      <style:text-properties style:font-name="Courier" fo:color="#000080" fo:font-size="9.5pt" style:font-size-asian="9.5pt" style:font-size-complex="9.5pt" fo:background-color="#FFFFFF"/>
    </style:style>
    <style:style style:name="T24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P25" style:parent-style-name="ListParagraph" style:list-style-name="LFO3" style:family="paragraph"/>
    <style:style style:name="T26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T27" style:parent-style-name="DefaultParagraphFont" style:family="text">
      <style:text-properties style:font-name="Segoe UI Emoji" style:font-name-asian="Segoe UI Emoji" style:font-name-complex="Segoe UI Emoji" fo:color="#000000" fo:font-size="9.5pt" style:font-size-asian="9.5pt" style:font-size-complex="9.5pt" fo:background-color="#FFFFFF"/>
    </style:style>
    <style:style style:name="T28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P29" style:parent-style-name="ListParagraph" style:list-style-name="LFO3" style:family="paragraph"/>
    <style:style style:name="T30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1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2" style:parent-style-name="HTMLCode" style:family="text">
      <style:text-properties style:font-name="Consolas" style:font-name-asian="Calibri" fo:color="#242729" fo:background-color="#EFF0F1"/>
    </style:style>
    <style:style style:name="T33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4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5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6" style:parent-style-name="HTMLCode" style:family="text">
      <style:text-properties style:font-name="Consolas" style:font-name-asian="Calibri" fo:color="#242729" fo:background-color="#EFF0F1"/>
    </style:style>
    <style:style style:name="T37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8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P39" style:parent-style-name="ListParagraph" style:family="paragraph">
      <style:paragraph-properties style:vertical-align="auto" fo:margin-bottom="0in" fo:line-height="100%" fo:background-color="#EFF0F1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303336" fo:font-size="10pt" style:font-size-asian="10pt" style:font-size-complex="10pt" fo:background-color="#EFF0F1" fo:language="nl" fo:country="NL" fo:hyphenate="true"/>
    </style:style>
    <style:style style:name="P40" style:parent-style-name="ListParagraph" style:family="paragraph">
      <style:paragraph-properties style:vertical-align="auto" fo:margin-bottom="0in" fo:line-height="100%" fo:background-color="#EFF0F1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4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42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43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44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4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46" style:parent-style-name="DefaultParagraphFont" style:family="text">
      <style:text-properties style:font-name="Consolas" style:font-name-asian="Times New Roman" style:font-name-complex="Courier New" fo:color="#858C93" fo:font-size="10pt" style:font-size-asian="10pt" style:font-size-complex="10pt" fo:background-color="#EFF0F1"/>
    </style:style>
    <style:style style:name="P47" style:parent-style-name="ListParagraph" style:family="paragraph">
      <style:paragraph-properties style:vertical-align="auto" fo:margin-bottom="0in" fo:line-height="100%" fo:background-color="#EFF0F1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48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49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50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51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52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53" style:parent-style-name="DefaultParagraphFont" style:family="text">
      <style:text-properties style:font-name="Consolas" style:font-name-asian="Times New Roman" style:font-name-complex="Courier New" fo:color="#858C93" fo:font-size="10pt" style:font-size-asian="10pt" style:font-size-complex="10pt" fo:background-color="#EFF0F1"/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P55" style:parent-style-name="ListParagraph" style:list-style-name="LFO4" style:family="paragraph"/>
    <style:style style:name="P56" style:parent-style-name="ListParagraph" style:list-style-name="LFO4" style:family="paragraph"/>
    <style:style style:name="P57" style:parent-style-name="ListParagraph" style:list-style-name="LFO5" style:family="paragraph"/>
    <style:style style:name="P58" style:parent-style-name="ListParagraph" style:list-style-name="LFO5" style:family="paragraph"/>
    <style:style style:name="P59" style:parent-style-name="ListParagraph" style:list-style-name="LFO5" style:family="paragraph"/>
    <style:style style:name="P60" style:parent-style-name="ListParagraph" style:list-style-name="LFO5" style:family="paragraph"/>
    <style:style style:name="P61" style:parent-style-name="ListParagraph" style:list-style-name="LFO6" style:family="paragraph"/>
    <style:style style:name="P62" style:parent-style-name="ListParagraph" style:list-style-name="LFO8" style:family="paragraph"/>
    <style:style style:name="T63" style:parent-style-name="DefaultParagraphFont" style:family="text">
      <style:text-properties style:font-name="Calibri" style:font-name-complex="Calibri" fo:color="#000000" fo:background-color="#FFFFFF"/>
    </style:style>
    <style:style style:name="T64" style:parent-style-name="DefaultParagraphFont" style:family="text">
      <style:text-properties style:font-name="Calibri" style:font-name-complex="Calibri" fo:color="#000000" fo:background-color="#FFFFFF"/>
    </style:style>
    <style:style style:name="T65" style:parent-style-name="DefaultParagraphFont" style:family="text">
      <style:text-properties style:font-name="Calibri" style:font-name-complex="Calibri" fo:color="#000000" fo:background-color="#FFFFFF"/>
    </style:style>
    <style:style style:name="T66" style:parent-style-name="DefaultParagraphFont" style:family="text">
      <style:text-properties style:font-name="Calibri" style:font-name-complex="Calibri" fo:color="#000000" fo:background-color="#FFFFFF"/>
    </style:style>
    <style:style style:name="P67" style:parent-style-name="ListParagraph" style:list-style-name="LFO7" style:family="paragraph"/>
  </office:automatic-styles>
  <office:body>
    <office:text text:use-soft-page-breaks="true">
      <text:p text:style-name="P1">C++ trainings.</text:p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2">STL containers<text:s/>&amp; use cases:</text:p>
        </text:list-item>
      </text:list>
      <text:list text:style-name="LFO2" text:continue-numbering="true">
        <text:list-item>
          <text:p text:style-name="P3">Associative Containers: std::map \ multimap, std::multimap, std::unordered_map \ unordered_set, std::set \ multiset, std::array</text:p>
        </text:list-item>
        <text:list-item>
          <text:p text:style-name="P4">Container Adaptors:<text:s/>std::stack, std::queue, std::priority_queue</text:p>
        </text:list-item>
      </text:list>
      <text:p text:style-name="Normal"/>
      <text:list text:style-name="LFO1" text:continue-numbering="true">
        <text:list-item>
          <text:p text:style-name="P5">Copy elision (RVO)</text:p>
        </text:list-item>
        <text:list-item>
          <text:p text:style-name="P6">RAII concept</text:p>
        </text:list-item>
      </text:list>
      <text:p text:style-name="Normal"/>
      <text:list text:style-name="LFO1" text:continue-numbering="true">
        <text:list-item>
          <text:p text:style-name="P7">Move semantics – rvalue, xvalue, prvalue etc.</text:p>
        </text:list-item>
        <text:list-item>
          <text:p text:style-name="P8">Iterators</text:p>
        </text:list-item>
      </text:list>
      <text:p text:style-name="Normal"/>
      <text:p text:style-name="Normal"/>
      <text:p text:style-name="Normal"/>
      <text:p text:style-name="Normal">Std::map:</text:p>
      <text:list text:style-name="LFO3" text:continue-numbering="true">
        <text:list-item>
          <text:p text:style-name="P9">Explanation how it is implemented (red-black tree mostoften) . Red-black tree will be presented <text:s/>on website<text:s/>that visualizes data structures.</text:p>
        </text:list-item>
        <text:list-item>
          <text:p text:style-name="P10">Emphasis that it sorts all elements (which can kill performance if sorting is unneeded). <text:s/></text:p>
        </text:list-item>
        <text:list-item>
          <text:p text:style-name="P11">Information that as a 3<text:span text:style-name="T12">rd</text:span><text:s/>template argument it takes<text:s/><text:span text:style-name="T13">class</text:span><text:span text:style-name="T14"> </text:span><text:span text:style-name="T15">Compare</text:span><text:span text:style-name="T16"> </text:span><text:span text:style-name="T17">=</text:span><text:span text:style-name="T18"> </text:span><text:a xlink:href="http://en.cppreference.com/w/cpp/utility/functional/less" office:target-frame-name="_top" xlink:show="replace"><text:span text:style-name="T19">std::</text:span><text:span text:style-name="T20">less</text:span></text:a><text:span text:style-name="T21">&lt;</text:span><text:span text:style-name="T22">Key</text:span><text:span text:style-name="T23">&gt;</text:span><text:span text:style-name="T24">, which can be changed to whatever we like.</text:span></text:p>
        </text:list-item>
        <text:list-item>
          <text:p text:style-name="P25"><text:span text:style-name="T26">Iteration trick: because std::map uses std::pair&lt;const Key, Value&gt;, usually by mistake we do a copy!<text:s/></text:span><text:span text:style-name="T27">😉</text:span><text:span text:style-name="T28"><text:s/>Give example.</text:span></text:p>
        </text:list-item>
        <text:list-item>
          <text:p text:style-name="P29"><text:span text:style-name="T30">The difference between insert() and operator [] is what happens when there is already an element with the given key. The</text:span><text:span text:style-name="T31"> </text:span><text:span text:style-name="T32">insert</text:span><text:span text:style-name="T33"> </text:span><text:span text:style-name="T34">function will not modify the state of the map, but instead return an iterator to the element (and a</text:span><text:span text:style-name="T35"> </text:span><text:span text:style-name="T36">false</text:span><text:span text:style-name="T37"> </text:span><text:span text:style-name="T38">indicating that it was not inserted). Operator [] would overwrite previous value.</text:span></text:p>
        </text:list-item>
      </text:list>
      <text:p text:style-name="P39">std::map&lt;int, int&gt; m {{5, 0}};</text:p>
      <text:p text:style-name="P40"><text:span text:style-name="T41">m[</text:span><text:span text:style-name="T42">5</text:span><text:span text:style-name="T43">] =<text:s/></text:span><text:span text:style-name="T44">10</text:span><text:span text:style-name="T45">; <text:s text:c="21"/></text:span><text:span text:style-name="T46">// postcondition: m[5] == 10</text:span></text:p>
      <text:p text:style-name="P47"><text:span text:style-name="T48">m.insert(std::make_pair(</text:span><text:span text:style-name="T49">5</text:span><text:span text:style-name="T50">,</text:span><text:span text:style-name="T51">15</text:span><text:span text:style-name="T52">));<text:s/></text:span><text:span text:style-name="T53">// m[5] is still 10</text:span></text:p>
      <text:soft-page-break/>
      <text:p text:style-name="ListParagraph">In C++11 member function .emplace() was added.<text:s/>It constructs elements in-place.<text:s/>Explanation<text:s/>how it does that.</text:p>
      <text:p text:style-name="P54"/>
      <text:p text:style-name="Normal"><text:s/>Std::multimap:</text:p>
      <text:list text:style-name="LFO4" text:continue-numbering="true">
        <text:list-item>
          <text:p text:style-name="P55">Only difference between std::map is that it allows for multiple values for the same key.</text:p>
        </text:list-item>
        <text:list-item>
          <text:p text:style-name="P56">It doesn’t have element access functions: .at() or operator[]. So if you want to<text:s/>insert a key, you must call either insert() or emplace() function. In std::map you could do just: std::map&lt;int, double&gt;, x; x[1] = 1.5;</text:p>
        </text:list-item>
      </text:list>
      <text:p text:style-name="Normal"/>
      <text:p text:style-name="Normal">Std::unordered_map:</text:p>
      <text:list text:style-name="LFO5" text:continue-numbering="true">
        <text:list-item>
          <text:p text:style-name="P57">Explanation how it is emplemented (hash table), which gives us efficient lookup: amortized O(1)!</text:p>
        </text:list-item>
        <text:list-item>
          <text:p text:style-name="P58">Explain how elements are stored in array, and if there are hash collision then it is put into a list.</text:p>
        </text:list-item>
        <text:list-item>
          <text:p text:style-name="P59">Give example how to write a hash function</text:p>
        </text:list-item>
        <text:list-item>
          <text:p text:style-name="P60">Optional: talk about hash policy and bucket interface (from std::unordered_map on en.cppreference.com)</text:p>
        </text:list-item>
      </text:list>
      <text:p text:style-name="Normal">Std::set</text:p>
      <text:list text:style-name="LFO6" text:continue-numbering="true">
        <text:list-item>
          <text:p text:style-name="P61">Very similar to std::map. Difference is that std::set<text:s/>contains only key.<text:s/>For std::map there is an associated value.</text:p>
        </text:list-item>
      </text:list>
      <text:p text:style-name="Normal">Std::multiset:</text:p>
      <text:list text:style-name="LFO8" text:continue-numbering="true">
        <text:list-item>
          <text:p text:style-name="P62"><text:span text:style-name="T63">Unlike std::set, multiple</text:span><text:span text:style-name="T64"><text:s/>same</text:span><text:span text:style-name="T65"><text:s/>keys are allowed.</text:span><text:span text:style-name="T66"><text:s/>Very similar to std::multi_map. Only difference is that std::multi_set only has a key.</text:span></text:p>
        </text:list-item>
      </text:list>
      <text:p text:style-name="Normal">Std::unordered_set:</text:p>
      <text:list text:style-name="LFO7" text:continue-numbering="true">
        <text:list-item>
          <text:p text:style-name="P67">Very similar to std::unordered_map. Difference is that std::unordered_set contains only key. For std::unordered_map there is an associated value.</text:p>
        </text:list-item>
      </text:list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urier" svg:font-family="Courier" style:font-family-generic="modern" style:font-pitch="fixed" svg:panose-1="2 7 4 9 2 2 5 2 4 4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kw1" style:display-name="kw1" style:family="text" style:parent-style-name="DefaultParagraphFont"/>
    <style:style style:name="apple-converted-space" style:display-name="apple-converted-space" style:family="text" style:parent-style-name="DefaultParagraphFont"/>
    <style:style style:name="sy1" style:display-name="sy1" style:family="text" style:parent-style-name="DefaultParagraphFont"/>
    <style:style style:name="kw1039" style:display-name="kw1039" style:family="text" style:parent-style-name="DefaultParagraphFont"/>
    <style:style style:name="me2" style:display-name="me2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lit" style:display-name="lit" style:family="text" style:parent-style-name="DefaultParagraphFont"/>
    <style:style style:name="com" style:display-name="c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03T10:36:00Z</meta:creation-date>
    <dc:date>2017-03-06T11:23:00Z</dc:date>
    <meta:template xlink:href="Normal" xlink:type="simple"/>
    <meta:editing-cycles>37</meta:editing-cycles>
    <meta:editing-duration>PT0S</meta:editing-duration>
    <meta:document-statistic meta:page-count="2" meta:paragraph-count="5" meta:word-count="387" meta:character-count="2593" meta:row-count="18" meta:non-whitespace-character-count="2211"/>
  </office:meta>
</office:document-meta>
</file>